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mes Stephenson</text:p>
      <text:p text:style-name="Standard">CSWB 110 Chapter 5 JavaJam Writeup</text:p>
      <text:p text:style-name="Standard"/>
      <text:p text:style-name="Standard">1.</text:p>
      <text:p text:style-name="Standard"><text:tab/>The JavaJam website uses a hierarchical organization to present its content. This means that it uses a clearly defined, central home page as a core organization method, and then uses other more specific pages for more specialized content, such as its menu and music section. It also utilizes a navigation bar at the top of the page, which allows easy access to the various pages throughout the site in a directly visible location.</text:p>
      <text:p text:style-name="Standard"><text:tab/>A hierarchical organization is appropriate for the JavaJam website because each page being specialized allows for the central homepage to serve as a hub, with each additional navigation element or specialized page providing more in-depth content in specific areas. For example, the homepage contains basic information about the business, its location, and their contact info, while the menu page has the distinct function of showing the full drink options available from the cafe. This takes advantage of the chunking principle in hierarchical design, which organizes content into a small number of easily managed topics.</text:p>
      <text:p text:style-name="Standard"/>
      <text:p text:style-name="Standard">2.</text:p>
      <text:p text:style-name="Standard"><text:tab/>The first well implemented design element in the JavaJam website is that it uses a consistent color scheme throughout the site. It uses relaxing brown tones, particular mention goes to the lighter background that allows appropriate contrast with the black text. The CSS for various pages is relatively similar, keeping the background color, heading, and background images consistent across the site in order to create a clear visual identity for the web page.</text:p>
      <text:p text:style-name="Standard"><text:tab/>The second piece of good design is found in the music page, where the full photo of each artist is stored as a hyperlink, which is attached to a thumbnail on the site page. This allows the user to click on the thumbnail to see the full image on its own. Using a thumbnail is beneficial because it serves to make the design cleaner, while also saving on loading time which provides better optimization. Loading the full image for each artist could disrupt the information which site visitors are looking for, so using a thumbnail hyperlink allows the full image to be available to users without interfering with the site's core design, functionality, and presentation of information.</text:p>
      <text:p text:style-name="Standard"><text:tab/>The third principle that the JavaJam site utilizes is keeping repetitive information limited to less than one-quarter to one-third of the viewing screen at 1024 x 768 resolution. Main repetitive elements on the site include the header, featuring the logo and the site name, as well as the navigation element, which stays consistent across the site and takes up a small amount of space. This allows most of the screen's real estate on a given page to be primarily occupied by the page content, rather than having a large portion of the screen taken up by repetitive site elements.</text:p>
      <text:p text:style-name="Standard"><text:tab/>However, there are still improvements that can be made to the site, the first of which being to address would be to make better use of white space. Elements such as the description list on the menu page appear very cramped on the web page, which can make it easier for a visitor to skim over that section or miss necessary information. For example, due to the lack of white space, the prices of each beverage are not as distinct as they should be. This issue could also be addressed with techniques such as font weight in order to make the prices more distinct at a glance.</text:p>
      <text:p text:style-name="Standard"><text:tab/>The second improvement would be to add appropriate alt attributes to all images on the site. In case there is an issue with the images loading properly, or a visitor is using a device such as a screen reader to have the images described to them, having an alt attribute increases the overall accessibility of the site. For example, on the music page a quick description of the artist's appearance and what instrument they are holding could give necessary context to a site visitor who may be visually impaired.</text:p>
      <text:p text:style-name="Standard"><text:tab/>A third improvement to the JavaJam site would be to introduce some form of navigation aid, <text:soft-page-break/>such as a site map or breadcrumb, to the website. While a breadcrumb design may seem unnecessary given the small number of pages, if additional information or web pages were added, having a breadcrumb element in place would give a much more clear description of the site organization to a visitor. Currently the JavaJam site uses its heading for each page to give a brief description, such as “Music at JavaJam” or “Coffee at JavaJam,” but these do not clearly describe what page the user is on relative to the rest of the website.</text:p>
      <text:p text:style-name="Standard"><text:tab/>Some personal changes that I would make would be to make page headings more distinct, be that with additional CSS changes or by introducing an image created in a graphics application. This would allow the heading and page titles to stand out more directly from the text that makes up the page content. In the music section, I would also include hyperlinks to the artists' work in order to engage users and introduce them to the musician's work. This could entice visitors to visit the cafe in person for a music event if they like what they hear; making the hyperlink would be easy as well since that could just lead offsite, not requiring additional bandwith or functionality on the JavaJam website. Ultimately I think that the current status of the JavaJam site is a good framework, but with a few changes it could be even stronger in terms of content and 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6T16:40:39.70</meta:creation-date>
    <dc:date>2020-09-26T17:31:27.53</dc:date>
    <meta:editing-duration>PT50M41S</meta:editing-duration>
    <meta:editing-cycles>19</meta:editing-cycles>
    <meta:generator>OpenOffice/4.1.7$Win32 OpenOffice.org_project/417m1$Build-9800</meta:generator>
    <meta:document-statistic meta:table-count="0" meta:image-count="0" meta:object-count="0" meta:page-count="2" meta:paragraph-count="13" meta:word-count="925" meta:character-count="5410"/>
  </office:meta>
</office:document-meta>
</file>